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GenericsTest.testGenericEventAndSubscriber_TypeEra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ullGenericEventSubscriber.onGenericEvent( 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GenericsTest.testGenericEventAnd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GenericsTest.testGenericEventAndSubscriber_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GenericsTest.testGenericEventAndSubscriber_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EventSubscriber.onGenericEvent( GenericEvent &lt; T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NumberEventSubscriber.onGenericEvent( 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